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RDIC" style:family="table">
      <style:table-properties style:width="17.602cm" fo:margin-left="0cm" fo:margin-right="-0.012cm" table:align="margins" style:writing-mode="lr-tb"/>
    </style:style>
    <style:style style:name="CORDIC.A" style:family="table-column">
      <style:table-column-properties style:column-width="1.695cm" style:rel-column-width="6314*"/>
    </style:style>
    <style:style style:name="CORDIC.B" style:family="table-column">
      <style:table-column-properties style:column-width="2.51cm" style:rel-column-width="9347*"/>
    </style:style>
    <style:style style:name="CORDIC.C" style:family="table-column">
      <style:table-column-properties style:column-width="13.395cm" style:rel-column-width="49874*"/>
    </style:style>
    <style:style style:name="CORDIC.A1" style:family="table-cell" style:data-style-name="N5100">
      <style:table-cell-properties fo:background-color="#000000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CORDIC.C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CORDIC.A2" style:family="table-cell" style:data-style-name="N5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CORDIC.B2" style:family="table-cell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CORDIC.C2" style:family="table-cell">
      <style:table-cell-properties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CORDIC.C7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style:font-name="Times New Roman"/>
    </style:style>
    <number:text-style style:name="N5100" number:language="et" number:country="E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CORDIC" table:style-name="CORDIC">
        <table:table-column table:style-name="CORDIC.A"/>
        <table:table-column table:style-name="CORDIC.B"/>
        <table:table-column table:style-name="CORDIC.C"/>
        <table:table-header-rows>
          <table:table-row>
            <table:table-cell table:style-name="CORDIC.A1" office:value-type="float" office:value="0">
              <text:p text:style-name="P1">Addr.</text:p>
            </table:table-cell>
            <table:table-cell table:style-name="CORDIC.A1" office:value-type="float" office:value="0">
              <text:p text:style-name="P1">Bits</text:p>
            </table:table-cell>
            <table:table-cell table:style-name="CORDIC.C1" office:value-type="float" office:value="0">
              <text:p text:style-name="P1">Description</text:p>
            </table:table-cell>
          </table:table-row>
        </table:table-header-rows>
        <table:table-row>
          <table:table-cell table:style-name="CORDIC.A2" office:value-type="float" office:value="0">
            <text:p text:style-name="P3">0x00</text:p>
          </table:table-cell>
          <table:table-cell table:style-name="CORDIC.B2" office:value-type="string">
            <text:p text:style-name="P3">[7...0]</text:p>
          </table:table-cell>
          <table:table-cell table:style-name="CORDIC.C2" office:value-type="string">
            <text:p text:style-name="P3">SW jumper enable bits (set high to enable this bit to control jumper settings</text:p>
            <text:p text:style-name="P3">will be automatically disabled if the physical jumper value changes)</text:p>
            <text:p text:style-name="P3"/>
          </table:table-cell>
        </table:table-row>
        <table:table-row>
          <table:table-cell table:style-name="CORDIC.A2" office:value-type="float" office:value="0">
            <text:p text:style-name="P3">0x01</text:p>
          </table:table-cell>
          <table:table-cell table:style-name="CORDIC.B2" office:value-type="string">
            <text:p text:style-name="P3">[7...0]</text:p>
          </table:table-cell>
          <table:table-cell table:style-name="CORDIC.C2" office:value-type="string">
            <text:p text:style-name="P3">SW jumper bits (set according to needed settings)</text:p>
          </table:table-cell>
        </table:table-row>
        <table:table-row>
          <table:table-cell table:style-name="CORDIC.A2" office:value-type="float" office:value="0">
            <text:p text:style-name="P3">0x02</text:p>
          </table:table-cell>
          <table:table-cell table:style-name="CORDIC.B2" office:value-type="string">
            <text:p text:style-name="P3">[0]</text:p>
          </table:table-cell>
          <table:table-cell table:style-name="CORDIC.C2" office:value-type="string">
            <text:p text:style-name="P3">Enable Debug LED's (set '1' to enable debug led instead of jumper states)</text:p>
          </table:table-cell>
        </table:table-row>
        <table:table-row>
          <table:table-cell table:style-name="CORDIC.A2">
            <text:p text:style-name="P3"/>
          </table:table-cell>
          <table:table-cell table:style-name="CORDIC.B2" office:value-type="string">
            <text:p text:style-name="P3">[7...1]</text:p>
          </table:table-cell>
          <table:table-cell table:style-name="CORDIC.C2" office:value-type="string">
            <text:p text:style-name="P3">Reserved</text:p>
          </table:table-cell>
        </table:table-row>
        <table:table-row>
          <table:table-cell table:style-name="CORDIC.A2" office:value-type="float" office:value="0">
            <text:p text:style-name="P3">0x03</text:p>
          </table:table-cell>
          <table:table-cell table:style-name="CORDIC.B2" office:value-type="string">
            <text:p text:style-name="P3">[7...0]</text:p>
          </table:table-cell>
          <table:table-cell table:style-name="CORDIC.C2" office:value-type="string">
            <text:p text:style-name="P3">Debug LEDs (set high to turn led on)</text:p>
          </table:table-cell>
        </table:table-row>
        <table:table-row>
          <table:table-cell table:style-name="CORDIC.A2" office:value-type="float" office:value="0">
            <text:p text:style-name="P3">0x04</text:p>
          </table:table-cell>
          <table:table-cell table:style-name="CORDIC.B2" office:value-type="string">
            <text:p text:style-name="P3">[7...0]</text:p>
          </table:table-cell>
          <table:table-cell table:style-name="CORDIC.C7" office:value-type="string">
            <text:p text:style-name="P4">SW settings register</text:p>
            <text:p text:style-name="P4"/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Jüri Toomessoo</dc:creator>
    <dc:date>2008-10-09T09:58:58</dc:date>
    <meta:editing-cycles>3</meta:editing-cycles>
    <meta:editing-duration>PT16H29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1" meta:word-count="76" meta:character-count="409"/>
  </office:meta>
</office:document-meta>
</file>